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064ae0"/>
    </style:style>
    <style:style style:name="P2" style:family="paragraph" style:parent-style-name="Heading_20_3">
      <style:text-properties officeooo:rsid="000fa06c" officeooo:paragraph-rsid="000fa06c"/>
    </style:style>
    <style:style style:name="P3" style:family="paragraph" style:parent-style-name="Text_20_body">
      <style:text-properties officeooo:rsid="00064ae0" officeooo:paragraph-rsid="00064ae0"/>
    </style:style>
    <style:style style:name="P4" style:family="paragraph" style:parent-style-name="Text_20_body">
      <style:text-properties officeooo:rsid="000fa06c" officeooo:paragraph-rsid="000fa06c"/>
    </style:style>
    <style:style style:name="P5" style:family="paragraph" style:parent-style-name="Text_20_body">
      <style:text-properties officeooo:rsid="000fa06c" officeooo:paragraph-rsid="000fa06c" fo:background-color="#fff200"/>
    </style:style>
    <style:style style:name="P6" style:family="paragraph" style:parent-style-name="Standard">
      <style:text-properties officeooo:paragraph-rsid="000d033c"/>
    </style:style>
    <style:style style:name="T1" style:family="text">
      <style:text-properties officeooo:rsid="00064ae0"/>
    </style:style>
    <style:style style:name="T2" style:family="text">
      <style:text-properties officeooo:rsid="000778e2"/>
    </style:style>
    <style:style style:name="T3" style:family="text">
      <style:text-properties officeooo:rsid="0009b37e"/>
    </style:style>
    <style:style style:name="T4" style:family="text">
      <style:text-properties officeooo:rsid="000fa3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MPS</text:span></text:h>
      <text:p text:style-name="P6"><text:a xlink:type="simple" xlink:href="https://www.jetbrains.com/help/mps/2019.1/basic-notions.html" text:style-name="Internet_20_link" text:visited-style-name="Visited_20_Internet_20_Link">https://www.jetbrains.com/help/mps/2019.1/basic-notions.html</text:a> </text:p>
      <text:p text:style-name="P3">MPS represents the language being built as an Abstract Syntax Tree with a user editing, compiling and saving as an AST. This means that there is no need to create a parser or define the grammar for the language. Most user-created artefacts in MPS are AST nodes <text:span text:style-name="T2">with a parent node, child nodes, properties and references to other nodes in the tree. T</text:span>he rules of the language are defined by constraints on these nodes and their relationships to other nodes. <text:span text:style-name="T3">The second basic part of MPS are concepts, which essentially set types for connected nodes and make an inheritance hierarchy. Concepts define what properties, references and children nodes can have. MPS also has a language, which is a set of concepts along with additional information, however this aspect of the tool wasn’t used for the project.</text:span></text:p>
      <text:p text:style-name="P5">NEED: How we used the tool</text:p>
      <text:h text:style-name="P2" text:outline-level="3">Hotel Booking DSL</text:h>
      <text:p text:style-name="P4">The language we have created is <text:span text:style-name="T4">used to create a hotel and the bookings for its rooms. We have the Room supertype, which is abstract and so can’t be directly instantiated. This defines the basic properties for a room as the room number, maximum capacity, maximum beds, maximum facilities and maximum luxury options. It also defines the children as a collection of at least one Facility and a collection of at least one B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4:06:27.129000000</meta:creation-date>
    <dc:date>2019-05-17T14:56:35.709000000</dc:date>
    <meta:editing-duration>PT29M37S</meta:editing-duration>
    <meta:editing-cycles>8</meta:editing-cycles>
    <meta:generator>LibreOffice/6.1.5.2$Windows_X86_64 LibreOffice_project/90f8dcf33c87b3705e78202e3df5142b201bd805</meta:generator>
    <meta:document-statistic meta:table-count="0" meta:image-count="0" meta:object-count="0" meta:page-count="1" meta:paragraph-count="6" meta:word-count="221" meta:character-count="1332" meta:non-whitespace-character-count="1116"/>
  </office:meta>
</office:document-meta>
</file>